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62cm" svg:height="1.884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2cm" svg:height="5.295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39cm" svg:height="0.507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22cm" svg:height="3.394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72cm" svg:height="1.86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Ongoing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2">
          <table:table-cell table:style-name="ce26" office:value-type="float" office:value="13">
            <text:p>13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4">
            <text:p>14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3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6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7">07/08/2009</text:date>, <text:time>12:1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07T12:16:22</dc:date>
    <meta:editing-duration>PT01H21M40S</meta:editing-duration>
    <meta:editing-cycles>16</meta:editing-cycles>
    <meta:generator>OpenOffice.org/3.0$Linux OpenOffice.org_project/300m15$Build-9379</meta:generator>
    <meta:document-statistic meta:table-count="2" meta:cell-count="168" meta:object-count="1"/>
    <meta:user-defined meta:name="Info 1"/>
    <meta:user-defined meta:name="Info 2"/>
    <meta:user-defined meta:name="Info 3"/>
    <meta:user-defined meta:name="Info 4"/>
  </office:meta>
</office:document-meta>
</file>